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7cm" svg:height="9.005cm" svg:x="15.254cm" svg:y="2.576cm">
            <draw:object draw:notify-on-update-of-ranges="Лист1.A1:Лист1.A1 Лист1.A2:Лист1.A14 Лист1.B1:Лист1.B1 Лист1.B2:Лист1.B14 Лист1.C1:Лист1.C1 Лист1.C2:Лист1.C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1" calcext:value-type="float">
            <text:p>6,71</text:p>
          </table:table-cell>
          <table:table-cell office:value-type="float" office:value="6.36" calcext:value-type="float">
            <text:p>6,36</text:p>
          </table:table-cell>
          <table:table-cell table:formula="of:= [.C2] - [.B2]" office:value-type="float" office:value="-0.35" calcext:value-type="float">
            <text:p>-0,3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7.84" calcext:value-type="float">
            <text:p>7,84</text:p>
          </table:table-cell>
          <table:table-cell office:value-type="float" office:value="9.35" calcext:value-type="float">
            <text:p>9,35</text:p>
          </table:table-cell>
          <table:table-cell table:formula="of:= [.C3] - [.B3]" office:value-type="float" office:value="1.51" calcext:value-type="float">
            <text:p>1,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1" calcext:value-type="float">
            <text:p>10,1</text:p>
          </table:table-cell>
          <table:table-cell office:value-type="float" office:value="12.65" calcext:value-type="float">
            <text:p>12,65</text:p>
          </table:table-cell>
          <table:table-cell table:formula="of:= [.C4] - [.B4]" office:value-type="float" office:value="2.55" calcext:value-type="float">
            <text:p>2,55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3.74" calcext:value-type="float">
            <text:p>13,74</text:p>
          </table:table-cell>
          <table:table-cell office:value-type="float" office:value="16" calcext:value-type="float">
            <text:p>16</text:p>
          </table:table-cell>
          <table:table-cell table:formula="of:= [.C5] - [.B5]" office:value-type="float" office:value="2.26" calcext:value-type="float">
            <text:p>2,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.64" calcext:value-type="float">
            <text:p>17,64</text:p>
          </table:table-cell>
          <table:table-cell office:value-type="float" office:value="19.02" calcext:value-type="float">
            <text:p>19,02</text:p>
          </table:table-cell>
          <table:table-cell table:formula="of:= [.C6] - [.B6]" office:value-type="float" office:value="1.38" calcext:value-type="float">
            <text:p>1,38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21.1" calcext:value-type="float">
            <text:p>21,1</text:p>
          </table:table-cell>
          <table:table-cell office:value-type="float" office:value="22.79" calcext:value-type="float">
            <text:p>22,79</text:p>
          </table:table-cell>
          <table:table-cell table:formula="of:= [.C7] - [.B7]" office:value-type="float" office:value="1.69" calcext:value-type="float">
            <text:p>1,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.02" calcext:value-type="float">
            <text:p>25,02</text:p>
          </table:table-cell>
          <table:table-cell office:value-type="float" office:value="26.72" calcext:value-type="float">
            <text:p>26,72</text:p>
          </table:table-cell>
          <table:table-cell table:formula="of:= [.C8] - [.B8]" office:value-type="float" office:value="1.7" calcext:value-type="float">
            <text:p>1,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.21" calcext:value-type="float">
            <text:p>33,21</text:p>
          </table:table-cell>
          <table:table-cell office:value-type="float" office:value="34.48" calcext:value-type="float">
            <text:p>34,48</text:p>
          </table:table-cell>
          <table:table-cell table:formula="of:= [.C9] - [.B9]" office:value-type="float" office:value="1.27" calcext:value-type="float">
            <text:p>1,27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36.96" calcext:value-type="float">
            <text:p>36,96</text:p>
          </table:table-cell>
          <table:table-cell office:value-type="float" office:value="38.06" calcext:value-type="float">
            <text:p>38,06</text:p>
          </table:table-cell>
          <table:table-cell table:formula="of:= [.C10] - [.B10]"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.81" calcext:value-type="float">
            <text:p>40,81</text:p>
          </table:table-cell>
          <table:table-cell office:value-type="float" office:value="41.42" calcext:value-type="float">
            <text:p>41,42</text:p>
          </table:table-cell>
          <table:table-cell table:formula="of:= [.C11] - [.B11]" office:value-type="float" office:value="0.609999999999999" calcext:value-type="float">
            <text:p>0,609999999999999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44.24" calcext:value-type="float">
            <text:p>44,24</text:p>
          </table:table-cell>
          <table:table-cell office:value-type="float" office:value="44.72" calcext:value-type="float">
            <text:p>44,72</text:p>
          </table:table-cell>
          <table:table-cell table:formula="of:= [.C12] - [.B12]" office:value-type="float" office:value="0.479999999999997" calcext:value-type="float">
            <text:p>0,4799999999999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.51" calcext:value-type="float">
            <text:p>47,51</text:p>
          </table:table-cell>
          <table:table-cell office:value-type="float" office:value="47.89" calcext:value-type="float">
            <text:p>47,89</text:p>
          </table:table-cell>
          <table:table-cell table:formula="of:= [.C13] - [.B13]" office:value-type="float" office:value="0.380000000000003" calcext:value-type="float">
            <text:p>0,380000000000003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50.81" calcext:value-type="float">
            <text:p>50,81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table:formula="of:= ([.B14] - [.B2])  / ([.A14] - [.A2])" office:value-type="float" office:value="6.78461538461538" calcext:value-type="float">
            <text:p>6,7846153846153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7T18:48:34.138328200</meta:creation-date>
    <dc:date>2025-05-17T19:18:39.030659200</dc:date>
    <meta:editing-duration>PT19M48S</meta:editing-duration>
    <meta:editing-cycles>3</meta:editing-cycles>
    <meta:generator>LibreOffice/25.2.3.2$Windows_X86_64 LibreOffice_project/bbb074479178df812d175f709636b368952c2ce3</meta:generator>
    <meta:document-statistic meta:table-count="1" meta:cell-count="53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927cm" svg:y="3.706cm" style:legend-expansion="high" chart:style-name="ch2"/>
        <chart:plot-area chart:style-name="ch3" svg:x="0.319cm" svg:y="0.18cm" svg:width="12.289cm" svg:height="8.646cm">
          <chart:coordinate-region svg:x="0.953cm" svg:y="0.379cm" svg:width="11.46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A2:Лист1.A14" chart:label-cell-address="Лист1.A1:Лист1.A1" chart:class="chart:line">
            <chart:data-point chart:repeated="13"/>
          </chart:series>
          <chart:series chart:style-name="ch7" chart:values-cell-range-address="Лист1.B2:Лист1.B14" chart:label-cell-address="Лист1.B1:Лист1.B1" chart:class="chart:line">
            <chart:data-point chart:repeated="13"/>
          </chart:series>
          <chart:series chart:style-name="ch8" chart:values-cell-range-address="Лист1.C2:Лист1.C14" chart:label-cell-address="Лист1.C1:Лист1.C1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</text:p>
                <draw:g>
                  <svg:desc>Лист1.A1:Лист1.A1</svg:desc>
                </draw:g>
              </table:table-cell>
              <table:table-cell office:value-type="string">
                <text:p>P</text:p>
                <draw:g>
                  <svg:desc>Лист1.B1:Лист1.B1</svg:desc>
                </draw:g>
              </table:table-cell>
              <table:table-cell office:value-type="string">
                <text:p/>
                <draw:g>
                  <svg:desc>Лист1.C1:Лист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A2:Лист1.A14</svg:desc>
                </draw:g>
              </table:table-cell>
              <table:table-cell office:value-type="float" office:value="6.71">
                <text:p>6.71</text:p>
                <draw:g>
                  <svg:desc>Лист1.B2:Лист1.B14</svg:desc>
                </draw:g>
              </table:table-cell>
              <table:table-cell office:value-type="float" office:value="6.36">
                <text:p>6.36</text:p>
                <draw:g>
                  <svg:desc>Лист1.C2:Лист1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7.84">
                <text:p>7.84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0.1">
                <text:p>10.1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13.74">
                <text:p>13.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7.64">
                <text:p>17.64</text:p>
              </table:table-cell>
              <table:table-cell office:value-type="float" office:value="19.02">
                <text:p>19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21.1">
                <text:p>21.1</text:p>
              </table:table-cell>
              <table:table-cell office:value-type="float" office:value="22.79">
                <text:p>22.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5.02">
                <text:p>25.02</text:p>
              </table:table-cell>
              <table:table-cell office:value-type="float" office:value="26.72">
                <text:p>26.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3.21">
                <text:p>33.21</text:p>
              </table:table-cell>
              <table:table-cell office:value-type="float" office:value="34.48">
                <text:p>34.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36.96">
                <text:p>36.96</text:p>
              </table:table-cell>
              <table:table-cell office:value-type="float" office:value="38.06">
                <text:p>38.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40.81">
                <text:p>40.81</text:p>
              </table:table-cell>
              <table:table-cell office:value-type="float" office:value="41.42">
                <text:p>41.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44.24">
                <text:p>44.24</text:p>
              </table:table-cell>
              <table:table-cell office:value-type="float" office:value="44.72">
                <text:p>44.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47.51">
                <text:p>47.51</text:p>
              </table:table-cell>
              <table:table-cell office:value-type="float" office:value="47.89">
                <text:p>47.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">
                <text:p>6.5</text:p>
              </table:table-cell>
              <table:table-cell office:value-type="float" office:value="50.81">
                <text:p>50.8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3.2$Windows_X86_64 LibreOffice_project/bbb074479178df812d175f709636b368952c2ce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